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tische Methode</text:p>
          </table:table-cell>
          <table:table-cell table:number-columns-repeated="4"/>
          <table:table-cell office:value-type="string" calcext:value-type="string">
            <text:p>dynamische Methode</text:p>
          </table:table-cell>
          <table:table-cell table:number-columns-repeated="3"/>
          <table:table-cell office:value-type="string" calcext:value-type="string">
            <text:p>schwarzer Zylinder</text:p>
          </table:table-cell>
          <table:table-cell table:number-columns-repeated="2"/>
          <table:table-cell office:value-type="string" calcext:value-type="string">
            <text:p>weißer Zylind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</table:table-row>
        <table:table-row table:style-name="ro1">
          <table:table-cell office:value-type="string" calcext:value-type="string">
            <text:p>Winkel phi in grad</text:p>
          </table:table-cell>
          <table:table-cell office:value-type="string" calcext:value-type="string">
            <text:p>Kraft F in N</text:p>
          </table:table-cell>
          <table:table-cell office:value-type="string" calcext:value-type="string">
            <text:p>Abstand r in m</text:p>
          </table:table-cell>
          <table:table-cell table:style-name="ce1" office:value-type="string" calcext:value-type="string">
            <text:p>D in Nm (statisch)</text:p>
          </table:table-cell>
          <table:table-cell/>
          <table:table-cell office:value-type="string" calcext:value-type="string">
            <text:p>Abstand a in cm</text:p>
          </table:table-cell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53304" calcext:value-type="float">
            <text:p>0.02653304</text:p>
          </table:table-cell>
          <table:table-cell/>
          <table:table-cell table:style-name="ce2" office:value-type="float" office:value="2" calcext:value-type="float">
            <text:p>2.00</text:p>
          </table:table-cell>
          <table:table-cell table:style-name="ce2" office:value-type="float" office:value="12.87" calcext:value-type="float">
            <text:p>12.87</text:p>
          </table:table-cell>
          <table:table-cell table:formula="of:=[.G4]/5" office:value-type="float" office:value="2.574" calcext:value-type="float">
            <text:p>2.574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4]/5" office:value-type="float" office:value="1.67" calcext:value-type="float">
            <text:p>1.67</text:p>
          </table:table-cell>
          <table:table-cell/>
          <table:table-cell office:value-type="float" office:value="11.67" calcext:value-type="float">
            <text:p>11.67</text:p>
          </table:table-cell>
          <table:table-cell table:formula="of:=[.M4]/5"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4" calcext:value-type="float">
            <text:p>4.00</text:p>
          </table:table-cell>
          <table:table-cell table:style-name="ce2" office:value-type="float" office:value="14.44" calcext:value-type="float">
            <text:p>14.44</text:p>
          </table:table-cell>
          <table:table-cell table:formula="of:=[.G5]/5" office:value-type="float" office:value="2.888" calcext:value-type="float">
            <text:p>2.888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5]/5" office:value-type="float" office:value="1.67" calcext:value-type="float">
            <text:p>1.67</text:p>
          </table:table-cell>
          <table:table-cell/>
          <table:table-cell office:value-type="float" office:value="11.44" calcext:value-type="float">
            <text:p>11.44</text:p>
          </table:table-cell>
          <table:table-cell table:formula="of:=[.M5]/5"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" calcext:value-type="float">
            <text:p>0.3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6" calcext:value-type="float">
            <text:p>6.00</text:p>
          </table:table-cell>
          <table:table-cell table:style-name="ce2" office:value-type="float" office:value="16.6" calcext:value-type="float">
            <text:p>16.60</text:p>
          </table:table-cell>
          <table:table-cell table:formula="of:=[.G6]/5" office:value-type="float" office:value="3.32" calcext:value-type="float">
            <text:p>3.32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[.J6]/5" office:value-type="float" office:value="1.66" calcext:value-type="float">
            <text:p>1.66</text:p>
          </table:table-cell>
          <table:table-cell/>
          <table:table-cell office:value-type="float" office:value="11.84" calcext:value-type="float">
            <text:p>11.84</text:p>
          </table:table-cell>
          <table:table-cell table:formula="of:=[.M6]/5"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85969" calcext:value-type="float">
            <text:p>0.02785969</text:p>
          </table:table-cell>
          <table:table-cell/>
          <table:table-cell table:style-name="ce2" office:value-type="float" office:value="8" calcext:value-type="float">
            <text:p>8.00</text:p>
          </table:table-cell>
          <table:table-cell table:style-name="ce2" office:value-type="float" office:value="18.67" calcext:value-type="float">
            <text:p>18.67</text:p>
          </table:table-cell>
          <table:table-cell table:formula="of:=[.G7]/5" office:value-type="float" office:value="3.734" calcext:value-type="float">
            <text:p>3.7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7]/5" office:value-type="float" office:value="1.666" calcext:value-type="float">
            <text:p>1.666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7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" calcext:value-type="float">
            <text:p>0.5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20.87" calcext:value-type="float">
            <text:p>20.87</text:p>
          </table:table-cell>
          <table:table-cell table:formula="of:=[.G8]/5" office:value-type="float" office:value="4.174" calcext:value-type="float">
            <text:p>4.174</text:p>
          </table:table-cell>
          <table:table-cell/>
          <table:table-cell office:value-type="float" office:value="8.29" calcext:value-type="float">
            <text:p>8.29</text:p>
          </table:table-cell>
          <table:table-cell table:formula="of:=[.J8]/5" office:value-type="float" office:value="1.658" calcext:value-type="float">
            <text:p>1.658</text:p>
          </table:table-cell>
          <table:table-cell/>
          <table:table-cell office:value-type="float" office:value="11.64" calcext:value-type="float">
            <text:p>11.64</text:p>
          </table:table-cell>
          <table:table-cell table:formula="of:=[.M8]/5"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01185" calcext:value-type="float">
            <text:p>0.02601185</text:p>
          </table:table-cell>
          <table:table-cell/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22.91" calcext:value-type="float">
            <text:p>22.91</text:p>
          </table:table-cell>
          <table:table-cell table:formula="of:=[.G9]/5" office:value-type="float" office:value="4.582" calcext:value-type="float">
            <text:p>4.582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J9]/5" office:value-type="float" office:value="1.7" calcext:value-type="float">
            <text:p>1.7</text:p>
          </table:table-cell>
          <table:table-cell/>
          <table:table-cell office:value-type="float" office:value="11.46" calcext:value-type="float">
            <text:p>11.46</text:p>
          </table:table-cell>
          <table:table-cell table:formula="of:=[.M9]/5"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95623" calcext:value-type="float">
            <text:p>0.02595623</text:p>
          </table:table-cell>
          <table:table-cell/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25.67" calcext:value-type="float">
            <text:p>25.67</text:p>
          </table:table-cell>
          <table:table-cell table:formula="of:=[.G10]/5" office:value-type="float" office:value="5.134" calcext:value-type="float">
            <text:p>5.1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10]/5" office:value-type="float" office:value="1.666" calcext:value-type="float">
            <text:p>1.666</text:p>
          </table:table-cell>
          <table:table-cell/>
          <table:table-cell office:value-type="float" office:value="11.53" calcext:value-type="float">
            <text:p>11.53</text:p>
          </table:table-cell>
          <table:table-cell table:formula="of:=[.M10]/5"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26956" calcext:value-type="float">
            <text:p>0.02526956</text:p>
          </table:table-cell>
          <table:table-cell/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29.09" calcext:value-type="float">
            <text:p>29.09</text:p>
          </table:table-cell>
          <table:table-cell table:formula="of:=[.G11]/5" office:value-type="float" office:value="5.818" calcext:value-type="float">
            <text:p>5.818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1]/5" office:value-type="float" office:value="1.692" calcext:value-type="float">
            <text:p>1.692</text:p>
          </table:table-cell>
          <table:table-cell/>
          <table:table-cell office:value-type="float" office:value="11.58" calcext:value-type="float">
            <text:p>11.58</text:p>
          </table:table-cell>
          <table:table-cell table:formula="of:=[.M11]/5"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31" calcext:value-type="float">
            <text:p>31.00</text:p>
          </table:table-cell>
          <table:table-cell table:formula="of:=[.G12]/5" office:value-type="float" office:value="6.2" calcext:value-type="float">
            <text:p>6.2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2]/5" office:value-type="float" office:value="1.692" calcext:value-type="float">
            <text:p>1.692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12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84387" calcext:value-type="float">
            <text:p>0.02584387</text:p>
          </table:table-cell>
          <table:table-cell/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33.53" calcext:value-type="float">
            <text:p>33.53</text:p>
          </table:table-cell>
          <table:table-cell table:formula="of:=[.G13]/5" office:value-type="float" office:value="6.706" calcext:value-type="float">
            <text:p>6.706</text:p>
          </table:table-cell>
          <table:table-cell/>
          <table:table-cell office:value-type="float" office:value="8.27" calcext:value-type="float">
            <text:p>8.27</text:p>
          </table:table-cell>
          <table:table-cell table:formula="of:=[.J13]/5" office:value-type="float" office:value="1.654" calcext:value-type="float">
            <text:p>1.654</text:p>
          </table:table-cell>
          <table:table-cell/>
          <table:table-cell office:value-type="float" office:value="11.52" calcext:value-type="float">
            <text:p>11.52</text:p>
          </table:table-cell>
          <table:table-cell table:formula="of:=[.M13]/5" office:value-type="float" office:value="2.304" calcext:value-type="float">
            <text:p>2.3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style-name="ce1" table:formula="of:=AVERAGE([.D4:.D13])" office:value-type="float" office:value="0.026265878" calcext:value-type="float">
            <text:p>0.026265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andardabweichung</text:p>
          </table:table-cell>
          <table:table-cell table:style-name="ce1" table:formula="of:=1/(SQRT(10))*STDEV([.D4:.D13])" office:value-type="float" office:value="0.000257484260053136" calcext:value-type="float">
            <text:p>0.000257484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Gewicht G</text:p>
          </table:table-cell>
          <table:table-cell table:number-columns-repeated="2"/>
          <table:table-cell office:value-type="string" calcext:value-type="string">
            <text:p>Gewicht B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sse m_G </text:p>
          </table:table-cell>
          <table:table-cell office:value-type="string" calcext:value-type="string">
            <text:p>0.22343 kg</text:p>
          </table:table-cell>
          <table:table-cell/>
          <table:table-cell office:value-type="string" calcext:value-type="string">
            <text:p>Masse m_B</text:p>
          </table:table-cell>
          <table:table-cell office:value-type="string" calcext:value-type="string">
            <text:p>0.22250 k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urchmesser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Durchmesser</text:p>
          </table:table-cell>
          <table:table-cell office:value-type="float" office:value="0.0346" calcext:value-type="float">
            <text:p>0.034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9" calcext:value-type="float">
            <text:p>0.034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8" calcext:value-type="float">
            <text:p>0.03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7" calcext:value-type="float">
            <text:p>0.03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65" calcext:value-type="float">
            <text:p>0.034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19:.G23])" office:value-type="float" office:value="0.03446" calcext:value-type="float">
            <text:p>0.03446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J19:.J23])" office:value-type="float" office:value="0.03473" calcext:value-type="float">
            <text:p>0.0347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dius</text:p>
          </table:table-cell>
          <table:table-cell table:formula="of:=[.G24]/2" office:value-type="float" office:value="0.01723" calcext:value-type="float">
            <text:p>0.01723</text:p>
          </table:table-cell>
          <table:table-cell/>
          <table:table-cell office:value-type="string" calcext:value-type="string">
            <text:p>Radius</text:p>
          </table:table-cell>
          <table:table-cell table:formula="of:=[.J24]/2" office:value-type="float" office:value="0.017365" calcext:value-type="float">
            <text:p>0.01736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öhe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Höhe</text:p>
          </table:table-cell>
          <table:table-cell office:value-type="float" office:value="0.02975" calcext:value-type="float">
            <text:p>0.029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" calcext:value-type="float">
            <text:p>0.029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5" calcext:value-type="float">
            <text:p>0.029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J27:.J29])" office:value-type="float" office:value="0.0297333333333333" calcext:value-type="float">
            <text:p>0.029733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1:07:27.778795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19T13:05:39.262283344</meta:creation-date>
    <dc:date>2016-01-20T22:37:49.730505583</dc:date>
    <dc:creator>Annika </dc:creator>
    <meta:editing-duration>PT3H23S</meta:editing-duration>
    <meta:editing-cycles>16</meta:editing-cycles>
    <meta:generator>LibreOffice/4.4.3.2$Linux_X86_64 LibreOffice_project/40m0$Build-2</meta:generator>
    <meta:document-statistic meta:table-count="1" meta:cell-count="170" meta:object-count="0"/>
  </office:meta>
</office:document-meta>
</file>